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size="28pt"/>
    </style:style>
    <style:style style:family="text" style:name="T2" style:display-name="T2">
      <style:text-properties fo:font-size="26pt"/>
    </style:style>
    <style:style style:family="text" style:name="T3" style:display-name="T3">
      <style:text-properties fo:color="#000000" style:font-name="Times New Roman" fo:font-size="26pt" fo:language="en" fo:country="US" fo:font-weight="normal"/>
    </style:style>
    <style:style style:family="paragraph" style:name="P2" style:display-name="P2" style:parent-style-name="Normal">
      <style:paragraph-properties fo:text-align="center"/>
    </style:style>
    <style:style style:family="paragraph" style:name="P3" style:display-name="P3" style:parent-style-name="Normal">
      <style:paragraph-properties fo:text-align="left"/>
    </style:style>
    <style:style style:family="paragraph" style:name="P4" style:display-name="P4" style:parent-style-name="Normal">
      <style:paragraph-properties fo:text-align="end"/>
    </style:style>
    <style:style style:family="paragraph" style:name="P5" style:display-name="P5" style:parent-style-name="Normal">
      <style:paragraph-properties fo:text-align="left"/>
      <style:text-properties fo:color="#000000" style:font-name="Times New Roman" fo:font-size="12pt" fo:language="en" fo:country="US" fo:font-weight="normal"/>
    </style:style>
    <style:style style:family="paragraph" style:name="P1" style:display-name="P1">
      <style:paragraph-properties fo:text-align="center"/>
    </style:style>
    <style:style style:family="section" style:name="Sect1" style:display-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P1"><text:span text:style-name="T1">Eng Speaking website </text:span></text:p>
        <text:p text:style-name="P2"/>
        <text:p text:style-name="P3"><text:span text:style-name="T2">First page: </text:span></text:p>
        <text:p text:style-name="P3"/>
        <text:p text:style-name="P3"><text:span text:style-name="T2">Elham Mirzaei<text:tab/></text:span></text:p>
        <text:p text:style-name="P3"><text:span text:style-name="T2">Teacher of English</text:span></text:p>
        <text:p text:style-name="P3"><text:span text:style-name="T2">I have been teaching English since 2009 and I am ready to offer all kinds of private or group classes in course book oriented or free conversations approaches as both face-to-face and online sessions. In these classes, I will accompany my dear students all through the way, </text:span><text:span text:style-name="T3">applying new teaching methods and careful educational planning</text:span><text:span text:style-name="T2">.</text:span></text:p>
        <text:p text:style-name="P3"/>
        <text:p text:style-name="P3"><text:span text:style-name="T2">taught course books : </text:span></text:p>
        <text:p text:style-name="P3"><text:span text:style-name="T2">.....</text:span></text:p>
        <text:p text:style-name="P3"/>
        <text:p text:style-name="P3"><text:span text:style-name="T2">Classes </text:span></text:p>
        <text:p text:style-name="P3"><text:span text:style-name="T2"><text:tab/>teaching packages</text:span></text:p>
        <text:p text:style-name="P3"><text:span text:style-name="T2"><text:tab/><text:tab/>Educational packages are prepared based on the books available on the site and are provided to learners.</text:span></text:p>
        <text:p text:style-name="P3"/>
        <text:p text:style-name="P3"><text:span text:style-name="T2"><text:tab/>free discussion</text:span></text:p>
        <text:p text:style-name="P3"><text:span text:style-name="T2"><text:tab/><text:tab/>In these classes, which are held from basic to advanced levels, various topics are discussed and exchanged, and the main focus of the sessions will be conversation-oriented. Learning grammar along with conversation will be done at the discretion of the instructor.</text:span></text:p>
        <text:p text:style-name="P4"><text:span text:style-name="T2">این کلاس ها در ترم های ۱۰ جلسه ای برگزار شده و در پایان هر ۱۰ جلسه از زبان آموزان گرامی نظرسنجی هایی برای بهبود کلاس ها انجام خواهد شد. </text:span></text:p>
        <text:p text:style-name="P3"><text:span text:style-name="T2">These classes are held in terms of 10 sessions, and at the end of each term there will be a survey for student in order to make the classes better. </text:span></text:p>
        <text:p text:style-name="P3"/>
        <text:p text:style-name="P3"><text:span text:style-name="T2"><text:tab/>Online sessions </text:span></text:p>
        <text:p text:style-name="P3"><text:span text:style-name="T2"><text:tab/><text:tab/>These sessions are held for language learners who are unable to attend classes for various reasons. These classes can be based on a course book oriented method or a free conversation approach. Details of the class will be coordinated between the teacher and the learner.</text:span></text:p>
        <text:p text:style-name="P3"/>
        <text:p text:style-name="P3"><text:span text:style-name="T2"><text:tab/>Coursebook oriented sessions </text:span></text:p>
        <text:p text:style-name="P3"><text:span text:style-name="T2"><text:tab/><text:tab/>These classes are based on course books selected by the instructor and will focus on grammar and vocabulary along with conversations on book topics.</text:span></text:p>
        <text:p text:style-name="P4"><text:span text:style-name="T2">این کلاس ها در ترم های ۱۲ جلسه ای برگزار شده و عموما بین ۲ تا ۳ جلسه در هفته (بسته به درخواست و توانایی زبان آموز)‌ برگزار میشوند.</text:span></text:p>
        <text:p text:style-name="P3"><text:span text:style-name="T2">These classes are held in 12-session terms and usually in 2 or 3 sessions a week (depending on the learner’s need).  </text:span></text:p>
        <text:p text:style-name="P3"/>
        <text:p text:style-name="P3"/>
        <text:p text:style-name="P3"><text:span text:style-name="T2">to set a class with me: </text:span></text:p>
        <text:p text:style-name="P3"><text:span text:style-name="T2">email: </text:span></text:p>
        <text:p text:style-name="P3"><text:span text:style-name="T2">phone number:</text:span></text:p>
        <text:p text:style-name="P3"/>
        <text:p text:style-name="P3"/>
        <text:p text:style-name="P3"><text:span text:style-name="T2">please follow me in social media:</text:span></text:p>
        <text:p text:style-name="P3"><text:span text:style-name="T2">....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/>
        <text:p text:style-name="P3"/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elham</dc:creator>
    <meta:creation-date>Thu Apr 30 11:26:16 2020
</meta:creation-date>
    <dc:date>Thu Apr 30 14:47:50 2020
</dc:date>
  </office:meta>
</office:document-meta>
</file>